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9162b3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b472e1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c5e8ff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175b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b472e1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c5e8ff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101f9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175b7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bcff63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c0345d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c792ed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101f9" officeooo:paragraph-rsid="03d101f9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9162b3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15f8a" officeooo:paragraph-rsid="03d15f8a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c0dd14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bcff63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bcff63" officeooo:paragraph-rsid="03c8eaa9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6e7a8d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c8eaa9" officeooo:paragraph-rsid="03c8eaa9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b00e51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d8b6e6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180acd" officeooo:paragraph-rsid="03dcdf56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8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3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3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3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3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3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3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3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3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3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3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3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3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3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3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3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3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4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5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7" style:family="paragraph">
      <loext:graphic-properties draw:fill="none" draw:fill-color="#ffffff"/>
    </style:style>
    <style:style style:name="P158" style:family="paragraph">
      <style:paragraph-properties fo:margin-left="0.4cm" fo:margin-right="0.3cm" fo:text-align="justify" fo:text-indent="0cm"/>
    </style:style>
    <style:style style:name="P15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16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3c0135" style:font-weight-asian="normal" style:font-weight-complex="normal"/>
    </style:style>
    <style:style style:name="T37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28d1722" style:font-style-asian="normal" style:font-style-complex="normal"/>
    </style:style>
    <style:style style:name="T40" style:family="text">
      <style:text-properties fo:font-style="normal" officeooo:rsid="02a51747" style:font-style-asian="normal" style:font-style-complex="normal"/>
    </style:style>
    <style:style style:name="T41" style:family="text">
      <style:text-properties fo:font-style="normal" officeooo:rsid="02a84713" style:font-style-asian="normal" style:font-style-complex="normal"/>
    </style:style>
    <style:style style:name="T42" style:family="text">
      <style:text-properties fo:font-style="normal" officeooo:rsid="02aa9837" style:font-style-asian="normal" style:font-style-complex="normal"/>
    </style:style>
    <style:style style:name="T43" style:family="text">
      <style:text-properties fo:font-style="normal" officeooo:rsid="02add7b2" style:font-style-asian="normal" style:font-style-complex="normal"/>
    </style:style>
    <style:style style:name="T44" style:family="text">
      <style:text-properties fo:font-style="normal" officeooo:rsid="02b0da69" style:font-style-asian="normal" style:font-style-complex="normal"/>
    </style:style>
    <style:style style:name="T45" style:family="text">
      <style:text-properties fo:font-style="normal" officeooo:rsid="028e042d" style:font-style-asian="normal" style:font-style-complex="normal"/>
    </style:style>
    <style:style style:name="T46" style:family="text">
      <style:text-properties fo:font-style="normal" officeooo:rsid="02ab4c9e" style:font-style-asian="normal" style:font-style-complex="normal"/>
    </style:style>
    <style:style style:name="T47" style:family="text">
      <style:text-properties fo:font-style="normal" officeooo:rsid="033a86ef" style:font-style-asian="normal" style:font-style-complex="normal"/>
    </style:style>
    <style:style style:name="T48" style:family="text">
      <style:text-properties fo:font-style="normal" officeooo:rsid="033ae539" style:font-style-asian="normal" style:font-style-complex="normal"/>
    </style:style>
    <style:style style:name="T49" style:family="text">
      <style:text-properties fo:font-style="normal" officeooo:rsid="0343af68" style:font-style-asian="normal" style:font-style-complex="normal"/>
    </style:style>
    <style:style style:name="T50" style:family="text">
      <style:text-properties fo:font-style="normal" officeooo:rsid="0389b358" style:font-style-asian="normal" style:font-style-complex="normal"/>
    </style:style>
    <style:style style:name="T51" style:family="text">
      <style:text-properties fo:font-style="normal" officeooo:rsid="03891bb4" style:font-style-asian="normal" style:font-style-complex="normal"/>
    </style:style>
    <style:style style:name="T52" style:family="text">
      <style:text-properties fo:font-style="normal" officeooo:rsid="038aedbc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9175b7" style:font-style-asian="normal" style:font-style-complex="normal"/>
    </style:style>
    <style:style style:name="T59" style:family="text">
      <style:text-properties fo:font-style="normal" officeooo:rsid="039302da" style:font-style-asian="normal" style:font-style-complex="normal"/>
    </style:style>
    <style:style style:name="T60" style:family="text">
      <style:text-properties fo:font-style="normal" officeooo:rsid="03941d87" style:font-style-asian="normal" style:font-style-complex="normal"/>
    </style:style>
    <style:style style:name="T61" style:family="text">
      <style:text-properties fo:font-style="normal" officeooo:rsid="03ac2c68" style:font-style-asian="normal" style:font-style-complex="normal"/>
    </style:style>
    <style:style style:name="T62" style:family="text">
      <style:text-properties fo:font-style="normal" officeooo:rsid="03c5e8ff" style:font-style-asian="normal" style:font-style-complex="normal"/>
    </style:style>
    <style:style style:name="T63" style:family="text">
      <style:text-properties fo:font-style="normal" officeooo:rsid="03c76638" style:font-style-asian="normal" style:font-style-complex="normal"/>
    </style:style>
    <style:style style:name="T64" style:family="text">
      <style:text-properties officeooo:rsid="027c7f6f"/>
    </style:style>
    <style:style style:name="T65" style:family="text">
      <style:text-properties officeooo:rsid="028d1722"/>
    </style:style>
    <style:style style:name="T66" style:family="text">
      <style:text-properties fo:font-size="8pt" officeooo:rsid="028d1722" style:font-size-asian="8pt" style:font-size-complex="8pt"/>
    </style:style>
    <style:style style:name="T67" style:family="text">
      <style:text-properties fo:font-size="8pt" officeooo:rsid="039f4be8" style:font-size-asian="8pt" style:font-size-complex="8pt"/>
    </style:style>
    <style:style style:name="T68" style:family="text">
      <style:text-properties fo:font-size="8pt" officeooo:rsid="039a6014" style:font-size-asian="8pt" style:font-size-complex="8pt"/>
    </style:style>
    <style:style style:name="T69" style:family="text">
      <style:text-properties fo:font-size="8pt" officeooo:rsid="03ac2c68" style:font-size-asian="8pt" style:font-size-complex="8pt"/>
    </style:style>
    <style:style style:name="T70" style:family="text">
      <style:text-properties fo:font-size="8pt" officeooo:rsid="03c76638" style:font-size-asian="8pt" style:font-size-complex="8pt"/>
    </style:style>
    <style:style style:name="T71" style:family="text">
      <style:text-properties fo:font-size="8pt" fo:font-style="normal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99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0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1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891bb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89b3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b6234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3b85a6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3bbe3d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a3609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a5197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9a601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c766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officeooo:rsid="02b01885"/>
    </style:style>
    <style:style style:name="T113" style:family="text">
      <style:text-properties fo:font-variant="normal" fo:text-transform="none" fo:letter-spacing="normal" fo:font-style="normal"/>
    </style:style>
    <style:style style:name="T114" style:family="text">
      <style:text-properties fo:font-variant="normal" fo:text-transform="none" fo:letter-spacing="normal" fo:font-style="normal" officeooo:rsid="03505e21"/>
    </style:style>
    <style:style style:name="T115" style:family="text">
      <style:text-properties officeooo:rsid="02fac58b"/>
    </style:style>
    <style:style style:name="T116" style:family="text">
      <style:text-properties officeooo:rsid="02fbe9c9"/>
    </style:style>
    <style:style style:name="T117" style:family="text">
      <style:text-properties officeooo:rsid="027d5781" style:font-size-asian="10.5pt"/>
    </style:style>
    <style:style style:name="T118" style:family="text">
      <style:text-properties officeooo:rsid="02fdedd4" style:font-size-asian="10.5pt"/>
    </style:style>
    <style:style style:name="T119" style:family="text">
      <style:text-properties officeooo:rsid="02d8955e"/>
    </style:style>
    <style:style style:name="T120" style:family="text">
      <style:text-properties officeooo:rsid="02fdedd4"/>
    </style:style>
    <style:style style:name="T121" style:family="text">
      <style:text-properties officeooo:rsid="02bea79e"/>
    </style:style>
    <style:style style:name="T122" style:family="text">
      <style:text-properties officeooo:rsid="02ffe75d"/>
    </style:style>
    <style:style style:name="T123" style:family="text">
      <style:text-properties officeooo:rsid="01d4aaa9"/>
    </style:style>
    <style:style style:name="T124" style:family="text">
      <style:text-properties officeooo:rsid="0310ef92"/>
    </style:style>
    <style:style style:name="T125" style:family="text">
      <style:text-properties officeooo:rsid="0312cb27"/>
    </style:style>
    <style:style style:name="T126" style:family="text">
      <style:text-properties officeooo:rsid="0326dee8"/>
    </style:style>
    <style:style style:name="T127" style:family="text">
      <style:text-properties officeooo:rsid="0327d576"/>
    </style:style>
    <style:style style:name="T128" style:family="text">
      <style:text-properties officeooo:rsid="032d62e9"/>
    </style:style>
    <style:style style:name="T129" style:family="text">
      <style:text-properties style:font-name="Liberation Sans1" fo:font-size="12pt" style:font-size-asian="12pt" style:font-size-complex="12pt"/>
    </style:style>
    <style:style style:name="T130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1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2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3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4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officeooo:rsid="0342b575"/>
    </style:style>
    <style:style style:name="T146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47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48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49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50" style:family="text">
      <style:text-properties officeooo:rsid="0351c183"/>
    </style:style>
    <style:style style:name="T151" style:family="text">
      <style:text-properties officeooo:rsid="03523ec9"/>
    </style:style>
    <style:style style:name="T152" style:family="text">
      <style:text-properties style:font-name="Calibri1" fo:font-style="normal" officeooo:rsid="035923c3" style:font-style-asian="normal" style:font-style-complex="normal"/>
    </style:style>
    <style:style style:name="T153" style:family="text">
      <style:text-properties style:font-name="Calibri1" fo:font-style="normal" officeooo:rsid="033ae539" style:font-style-asian="normal" style:font-style-complex="normal"/>
    </style:style>
    <style:style style:name="T154" style:family="text">
      <style:text-properties style:font-name="Calibri1" fo:font-style="normal" officeooo:rsid="02ab4c9e" style:font-style-asian="normal" style:font-style-complex="normal"/>
    </style:style>
    <style:style style:name="T155" style:family="text">
      <style:text-properties style:font-name="Calibri1" fo:font-style="normal" officeooo:rsid="0389b358" style:font-style-asian="normal" style:font-style-complex="normal"/>
    </style:style>
    <style:style style:name="T156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7" style:family="text">
      <style:text-properties style:font-name="Calibri1"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8" style:family="text">
      <style:text-properties style:font-name="Calibri1"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9" style:family="text">
      <style:text-properties officeooo:rsid="035e27f1"/>
    </style:style>
    <style:style style:name="T160" style:family="text">
      <style:text-properties officeooo:rsid="031f4f5d"/>
    </style:style>
    <style:style style:name="T161" style:family="text">
      <style:text-properties officeooo:rsid="03629172"/>
    </style:style>
    <style:style style:name="T162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5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66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67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68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69" style:family="text">
      <style:text-properties style:font-name="FreeMono" fo:font-size="10pt" style:font-size-asian="10pt" style:font-size-complex="10pt"/>
    </style:style>
    <style:style style:name="T170" style:family="text">
      <style:text-properties style:font-name="FreeMono" fo:font-size="10pt" officeooo:rsid="03aeb0af" style:font-size-asian="10pt" style:font-size-complex="10pt"/>
    </style:style>
    <style:style style:name="T171" style:family="text">
      <style:text-properties style:font-name="FreeMono" fo:font-size="10pt" officeooo:rsid="03b00e51" style:font-size-asian="10pt" style:font-size-complex="10pt"/>
    </style:style>
    <style:style style:name="T172" style:family="text">
      <style:text-properties style:font-name="FreeMono" fo:font-size="10pt" officeooo:rsid="03b1ee98" style:font-size-asian="10pt" style:font-size-complex="10pt"/>
    </style:style>
    <style:style style:name="T173" style:family="text">
      <style:text-properties style:font-name="FreeMono" fo:font-size="10pt" officeooo:rsid="03d8aabf" style:font-size-asian="10pt" style:font-size-complex="10pt"/>
    </style:style>
    <style:style style:name="T174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81" style:family="text">
      <style:text-properties style:font-name="FreeMono" fo:font-style="normal" officeooo:rsid="0389b358" style:font-style-asian="normal" style:font-style-complex="normal"/>
    </style:style>
    <style:style style:name="T182" style:family="text">
      <style:text-properties style:font-name="FreeMono" fo:font-style="normal" officeooo:rsid="02ab4c9e" style:font-style-asian="normal" style:font-style-complex="normal"/>
    </style:style>
    <style:style style:name="T183" style:family="text">
      <style:text-properties officeooo:rsid="0381f4f5"/>
    </style:style>
    <style:style style:name="T184" style:family="text">
      <style:text-properties officeooo:rsid="038290b2"/>
    </style:style>
    <style:style style:name="T185" style:family="text">
      <style:text-properties officeooo:rsid="0382bf84"/>
    </style:style>
    <style:style style:name="T186" style:family="text">
      <style:text-properties officeooo:rsid="0383a688"/>
    </style:style>
    <style:style style:name="T187" style:family="text">
      <style:text-properties officeooo:rsid="039162b3"/>
    </style:style>
    <style:style style:name="T188" style:family="text">
      <style:text-properties officeooo:rsid="039175b7"/>
    </style:style>
    <style:style style:name="T189" style:family="text">
      <style:text-properties officeooo:rsid="039a6014"/>
    </style:style>
    <style:style style:name="T190" style:family="text">
      <style:text-properties officeooo:rsid="039d7160"/>
    </style:style>
    <style:style style:name="T191" style:family="text">
      <style:text-properties officeooo:rsid="039f4be8"/>
    </style:style>
    <style:style style:name="T192" style:family="text">
      <style:text-properties officeooo:rsid="03a51976"/>
    </style:style>
    <style:style style:name="T193" style:family="text">
      <style:text-properties officeooo:rsid="03ac2c68"/>
    </style:style>
    <style:style style:name="T194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195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196" style:family="text">
      <style:text-properties officeooo:rsid="03ad4ffe"/>
    </style:style>
    <style:style style:name="T197" style:family="text">
      <style:text-properties officeooo:rsid="03aeb0af"/>
    </style:style>
    <style:style style:name="T198" style:family="text">
      <style:text-properties officeooo:rsid="03aece28"/>
    </style:style>
    <style:style style:name="T199" style:family="text">
      <style:text-properties officeooo:rsid="03aff702"/>
    </style:style>
    <style:style style:name="T200" style:family="text">
      <style:text-properties officeooo:rsid="03b00e51"/>
    </style:style>
    <style:style style:name="T201" style:family="text">
      <style:text-properties officeooo:rsid="03b472e1"/>
    </style:style>
    <style:style style:name="T202" style:family="text">
      <style:text-properties officeooo:rsid="03bcff63"/>
    </style:style>
    <style:style style:name="T203" style:family="text">
      <style:text-properties officeooo:rsid="03c0dd14"/>
    </style:style>
    <style:style style:name="T204" style:family="text">
      <style:text-properties officeooo:rsid="03c3f1df"/>
    </style:style>
    <style:style style:name="T205" style:family="text">
      <style:text-properties officeooo:rsid="03c5e8ff"/>
    </style:style>
    <style:style style:name="T206" style:family="text">
      <style:text-properties officeooo:rsid="03c76638"/>
    </style:style>
    <style:style style:name="T207" style:family="text">
      <style:text-properties officeooo:rsid="03c792ed"/>
    </style:style>
    <style:style style:name="T208" style:family="text">
      <style:text-properties officeooo:rsid="03c8eaa9"/>
    </style:style>
    <style:style style:name="T209" style:family="text">
      <style:text-properties officeooo:rsid="03d21d25"/>
    </style:style>
    <style:style style:name="T210" style:family="text">
      <style:text-properties officeooo:rsid="03d8aabf"/>
    </style:style>
    <style:style style:name="T211" style:family="text">
      <style:text-properties officeooo:rsid="03d8b6e6"/>
    </style:style>
    <style:style style:name="T212" style:family="text">
      <style:text-properties officeooo:rsid="03daeefa"/>
    </style:style>
    <style:style style:name="T213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214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83">SR</text:span> – PRÁCTICA <text:span text:style-name="T184">3</text:span><text:span text:style-name="T115"> – Servizo DHCP</text:span><text:span text:style-name="T64"> - </text:span><text:span text:style-name="T184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168508719584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6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6850873625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5"><text:s/>Responsable</text:span> <text:span text:style-name="T36">D</text:span><text:span text:style-name="T35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text:anchor-type="paragraph" draw:z-index="6" draw:name="Forma2" draw:style-name="gr2" draw:text-style-name="P159" svg:width="19.441cm" svg:height="4.451cm" svg:x="0.032cm" svg:y="9.53cm"><draw:text-box><text:p text:style-name="P158"><text:span text:style-name="T213">LIMIT</text:span><text:span text:style-name="T213">ACIÓ</text:span><text:span text:style-name="T213">N DE </text:span><text:span text:style-name="T213">RESP</text:span><text:span text:style-name="T213">ONS</text:span><text:span text:style-name="T213">ABILI</text:span><text:span text:style-name="T213">DAD</text:span><text:span text:style-name="T213">E </text:span><text:span text:style-name="T214">O </text:span><text:span text:style-name="T214">autor </text:span><text:span text:style-name="T214">do </text:span><text:span text:style-name="T214">prese</text:span><text:span text:style-name="T214">nte </text:span><text:span text:style-name="T214">docu</text:span><text:span text:style-name="T214">mento </text:span><text:span text:style-name="T214">declin</text:span><text:span text:style-name="T214">a </text:span><text:span text:style-name="T214">calqu</text:span><text:span text:style-name="T214">era </text:span><text:span text:style-name="T214">respo</text:span><text:span text:style-name="T214">nsabil</text:span><text:span text:style-name="T214">idade </text:span><text:span text:style-name="T214">asoci</text:span><text:span text:style-name="T214">ada </text:span><text:span text:style-name="T214">ao </text:span><text:span text:style-name="T214">uso </text:span><text:span text:style-name="T214">incorr</text:span><text:span text:style-name="T214">ecto </text:span><text:span text:style-name="T214">e/ou </text:span><text:span text:style-name="T214">malici</text:span><text:span text:style-name="T214">oso </text:span><text:span text:style-name="T214">que </text:span><text:span text:style-name="T214">puide</text:span><text:span text:style-name="T214">se </text:span><text:span text:style-name="T214">realiz</text:span><text:span text:style-name="T214">arse </text:span><text:span text:style-name="T214">coa </text:span><text:span text:style-name="T214">inform</text:span><text:span text:style-name="T214">ación </text:span><text:span text:style-name="T214">expos</text:span><text:span text:style-name="T214">ta no </text:span><text:span text:style-name="T214">mesm</text:span><text:span text:style-name="T214">o. Por </text:span><text:span text:style-name="T214">tanto, </text:span><text:span text:style-name="T214">non </text:span><text:span text:style-name="T214">se fai </text:span><text:span text:style-name="T214">respo</text:span><text:span text:style-name="T214">nsabl</text:span><text:span text:style-name="T214">e en </text:span><text:span text:style-name="T214">ningú</text:span><text:span text:style-name="T214">n </text:span><text:span text:style-name="T214">caso, </text:span><text:span text:style-name="T214">nin </text:span><text:span text:style-name="T214">pode </text:span><text:span text:style-name="T214">ser </text:span><text:span text:style-name="T214">consi</text:span><text:span text:style-name="T214">derad</text:span><text:span text:style-name="T214">o </text:span><text:span text:style-name="T214">legal</text:span><text:span text:style-name="T214">mente </text:span><text:span text:style-name="T214">respo</text:span><text:span text:style-name="T214">nsabl</text:span><text:span text:style-name="T214">e en </text:span><text:span text:style-name="T214">ningú</text:span><text:span text:style-name="T214">n </text:span><text:span text:style-name="T214">caso, </text:span><text:span text:style-name="T214">das </text:span><text:span text:style-name="T214">conse</text:span><text:span text:style-name="T214">cuenc</text:span><text:span text:style-name="T214">ias </text:span><text:span text:style-name="T214">que </text:span><text:span text:style-name="T214">poida</text:span><text:span text:style-name="T214">n </text:span><text:span text:style-name="T214">deriva</text:span><text:span text:style-name="T214">rse da </text:span><text:span text:style-name="T214">inform</text:span><text:span text:style-name="T214">ación </text:span><text:span text:style-name="T214">contid</text:span><text:span text:style-name="T214">a nel </text:span><text:span text:style-name="T214">ou </text:span><text:span text:style-name="T214">que </text:span><text:span text:style-name="T214">esté </text:span><text:span text:style-name="T214">enlaz</text:span><text:span text:style-name="T214">ada </text:span><text:span text:style-name="T214">dende </text:span><text:span text:style-name="T214">ou </text:span><text:span text:style-name="T214">hacia </text:span><text:span text:style-name="T214">el, </text:span><text:span text:style-name="T214">incluí</text:span><text:span text:style-name="T214">ndo </text:span><text:span text:style-name="T214">os </text:span><text:span text:style-name="T214">posibl</text:span><text:span text:style-name="T214">es </text:span><text:span text:style-name="T214">erros </text:span><text:span text:style-name="T214">e </text:span><text:span text:style-name="T214">inform</text:span><text:span text:style-name="T214">ación </text:span><text:span text:style-name="T214">incorr</text:span><text:span text:style-name="T214">ecta </text:span><text:span text:style-name="T214">existe</text:span><text:span text:style-name="T214">ntes, </text:span><text:span text:style-name="T214">inform</text:span><text:span text:style-name="T214">ación </text:span><text:span text:style-name="T214">difam</text:span><text:span text:style-name="T214">atoria, </text:span><text:span text:style-name="T214">así </text:span><text:span text:style-name="T214">como </text:span><text:span text:style-name="T214">das </text:span><text:span text:style-name="T214">conse</text:span><text:span text:style-name="T214">cuenc</text:span><text:span text:style-name="T214">ias </text:span><text:span text:style-name="T214">que </text:span><text:span text:style-name="T214">se </text:span><text:span text:style-name="T214">poida</text:span><text:span text:style-name="T214">n </text:span><text:span text:style-name="T214">deriva</text:span><text:span text:style-name="T214">r </text:span><text:span text:style-name="T214">sobre </text:span><text:span text:style-name="T214">a súa </text:span><text:span text:style-name="T214">aplica</text:span><text:span text:style-name="T214">ción </text:span><text:span text:style-name="T214">en </text:span><text:span text:style-name="T214">sistem</text:span><text:span text:style-name="T214">as de </text:span><text:span text:style-name="T214">inform</text:span><text:span text:style-name="T214">ación </text:span><text:span text:style-name="T214">reais </text:span><text:span text:style-name="T214">e/ou </text:span><text:span text:style-name="T214">virtuai</text:span><text:span text:style-name="T214">s. </text:span><text:span text:style-name="T214">Este </text:span><text:span text:style-name="T214">docu</text:span><text:span text:style-name="T214">mento </text:span><text:span text:style-name="T214">foi </text:span><text:span text:style-name="T214">xerad</text:span><text:span text:style-name="T214">o para </text:span><text:span text:style-name="T214">uso </text:span><text:span text:style-name="T214">didáct</text:span><text:span text:style-name="T214">ico e </text:span><text:span text:style-name="T214">debe </text:span><text:span text:style-name="T214">ser </text:span><text:span text:style-name="T214">empre</text:span><text:span text:style-name="T214">gado </text:span><text:span text:style-name="T214">en </text:span><text:span text:style-name="T214">contor</text:span><text:span text:style-name="T214">nas </text:span><text:span text:style-name="T214">privad</text:span><text:span text:style-name="T214">as e </text:span><text:span text:style-name="T214">virtuai</text:span><text:span text:style-name="T214">s </text:span><text:span text:style-name="T214">contro</text:span><text:span text:style-name="T214">ladas </text:span><text:span text:style-name="T214">co </text:span><text:span text:style-name="T214">permi</text:span><text:span text:style-name="T214">so </text:span><text:span text:style-name="T214">corres</text:span><text:span text:style-name="T214">ponde</text:span><text:span text:style-name="T214">nte do </text:span><text:span text:style-name="T214">admin</text:span><text:span text:style-name="T214">istrad</text:span><text:span text:style-name="T214">or </text:span><text:span text:style-name="T214">desas </text:span><text:span text:style-name="T214">contor</text:span><text:span text:style-name="T214">nas.</text:span></text:p></draw:text-box></draw:frame><draw:frame draw:style-name="fr1" draw:name="Imagen1" text:anchor-type="char" svg:x="0cm" svg:y="0.079cm" svg:width="19.507cm" svg:height="9.424cm" draw:z-index="12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127">Servizo DHCP - </text:span><text:span text:style-name="T186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13"/>
            <text:list xml:id="list1522024077" text:style-name="L1">
              <text:list-item>
                <text:p text:style-name="P140">Portátil </text:p>
              </text:list-item>
              <text:list-item>
                <text:p text:style-name="P141">Regleta</text:p>
              </text:list-item>
              <text:list-item>
                <text:p text:style-name="P142">Switch 5-Port Gigabit </text:p>
              </text:list-item>
              <text:list-item>
                <text:p text:style-name="P143"><text:span text:style-name="T117">U</text:span><text:span text:style-name="T118">SB Live amd64 Kali </text:span></text:p>
              </text:list-item>
              <text:list-item>
                <text:p text:style-name="P145"><text:span text:style-name="T119">Host</text:span><text:span text:style-name="T116">s alumnado</text:span></text:p>
              </text:list-item>
              <text:list-item>
                <text:p text:style-name="P146">Cableado de rede, <text:span text:style-name="T151">conectores RJ-45</text:span> <text:span text:style-name="T150">e tester</text:span></text:p>
              </text:list-item>
              <text:list-item>
                <text:p text:style-name="P147">[<text:span text:style-name="T128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48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129">Debian Handbook - DHCP Server</text:span></text:a></text:p>
              </text:list-item>
              <text:list-item>
                <text:p text:style-name="P149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129">Titorial DHCP</text:span></text:a></text:p>
              </text:list-item>
              <text:list-item>
                <text:p text:style-name="P144"><text:span text:style-name="T159">[</text:span><text:span text:style-name="T161">4</text:span><text:span text:style-name="T159">] </text:span><text:a xlink:type="simple" xlink:href="https://raw.githubusercontent.com/ricardofc/repoEDU-CCbySA/main/SR/Taller-SR-Practica-1.pdf" text:style-name="Internet_20_link" text:visited-style-name="Visited_20_Internet_20_Link"><text:span text:style-name="T159">Práctica 1</text:span></text:a><text:span text:style-name="T159"> </text:span></text:p>
              </text:list-item>
            </text:list>
            <text:p text:style-name="P14"/>
          </table:table-cell>
          <table:table-cell table:style-name="Procedemento.A2" office:value-type="string">
            <text:list xml:id="list518214021" text:style-name="L2">
              <text:list-item>
                <text:p text:style-name="P15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59">Práctica 1</text:span></text:a><text:span text:style-name="T160"> [</text:span><text:span text:style-name="T161">4</text:span><text:span text:style-name="T160">]</text:span></text:p>
              </text:list-item>
              <text:list-item>
                <text:p text:style-name="P150">Portátil: </text:p>
                <text:list>
                  <text:list-item>
                    <text:p text:style-name="P153"><text:span text:style-name="T121">A</text:span><text:span text:style-name="T120">rrancar co USB Live amd64 Kali</text:span></text:p>
                  </text:list-item>
                  <text:list-item>
                    <text:p text:style-name="P154">Instalar e configurar o servidor DHCP:</text:p>
                    <text:p text:style-name="P154">isc-dhcp-server</text:p>
                  </text:list-item>
                </text:list>
              </text:list-item>
              <text:list-item>
                <text:p text:style-name="P151">Conectar portátil e hosts <text:span text:style-name="T126">do</text:span> alumnado ao switch. </text:p>
              </text:list-item>
              <text:list-item>
                <text:p text:style-name="P151">Configurar a rede según o escenario.</text:p>
              </text:list-item>
              <text:list-item>
                <text:p text:style-name="P151">Hosts alumnado: <text:s/></text:p>
                <text:list>
                  <text:list-item>
                    <text:p text:style-name="P156">C<text:span text:style-name="T122">rear máquinas virtuais coa rede en modo “bridge” </text:span><text:span text:style-name="T126">e especificacións según escenario. </text:span></text:p>
                  </text:list-item>
                  <text:list-item>
                    <text:p text:style-name="P155">Arrancar máquina virtual.</text:p>
                  </text:list-item>
                  <text:list-item>
                    <text:p text:style-name="P155">Cliente DHCP: <text:span text:style-name="T122">Recibir a configuración de rede concedida polo servidor DHCP -</text:span>punto (<text:span text:style-name="T212">5</text:span>)-</text:p>
                  </text:list-item>
                </text:list>
              </text:list-item>
              <text:list-item>
                <text:p text:style-name="P152">Portátil: <text:span text:style-name="T185">Modificar configuración (directivas) do servidor DHCP.</text:span></text:p>
              </text:list-item>
            </text:list>
          </table:table-cell>
        </table:table-row>
      </table:table>
      <text:p text:style-name="P17"/>
      <text:p text:style-name="P18">Procedemento:<text:span text:style-name="T37"> </text:span></text:p>
      <text:list xml:id="list1079435714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4"><text:s/><text:span text:style-name="T112">Conseguir acceso á rede local e a Internet. <text:s/></text:span>Abrir unha consola e executar:</text:p>
              <text:list>
                <text:list-header>
                  <text:p text:style-name="P78">$ <text:span text:style-name="T65">setxkbmap es </text:span><text:span text:style-name="T66">#Configurar teclado en español</text:span></text:p>
                  <text:p text:style-name="P81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87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8"><text:span text:style-name="T40"># ip link </text:span><text:span text:style-name="T41">show eth0</text:span><text:span text:style-name="T73"> #</text:span><text:span text:style-name="T74">Amosar info</text:span><text:span text:style-name="T75">rmación</text:span><text:span text:style-name="T74"> sobre a NIC eth0. </text:span><text:span text:style-name="T77">Identificar </text:span><text:span text:style-name="T78">a</text:span><text:span text:style-name="T76"> MAC Address </text:span><text:span text:style-name="T78">(link/ether)</text:span></text:p>
                              <text:p text:style-name="P134"><text:span text:style-name="T42"># </text:span><text:span text:style-name="T38">dhclient -v eth0</text:span><text:span text:style-name="T71"> #Solicitar configuración de rede para a NIC eth0. </text:span><text:span text:style-name="T79">Como agora temos a MAC Address </text:span><text:span text:style-name="T81">con permisos podemos </text:span><text:span text:style-name="T79">obter a configuración de rede </text:span><text:span text:style-name="T83">para o portátil</text:span><text:span text:style-name="T79">. </text:span></text:p>
                              <text:p text:style-name="P89"><text:span text:style-name="T40"># ip </text:span><text:span text:style-name="T43">addr</text:span><text:span text:style-name="T40"> </text:span><text:span text:style-name="T41">show eth0</text:span><text:span text:style-name="T73"> #</text:span><text:span text:style-name="T74">Amosar info</text:span><text:span text:style-name="T75">rmación</text:span><text:span text:style-name="T74"> sobre a NIC eth0. </text:span><text:span text:style-name="T76">Verificar </text:span><text:span text:style-name="T81">a configuración de rede <text:s/>paa a NIC eth0</text:span></text:p>
                              <text:p text:style-name="P90"><text:span text:style-name="T40"># </text:span><text:span text:style-name="T44">ping -c4 www.google.es</text:span><text:span text:style-name="T73"> #</text:span><text:span text:style-name="T7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4"><text:span text:style-name="T80"><text:s text:c="2"/></text:span><text:span text:style-name="T45"># exit </text:span><text:span text:style-name="T80">#Saír da shell</text:span></text:p>
                  <text:p text:style-name="P85">$</text:p>
                </text:list-header>
              </text:list>
            </text:list-item>
            <text:list-item>
              <text:p text:style-name="P68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0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79">$ <text:span text:style-name="T65">setxkbmap es </text:span><text:span text:style-name="T66">#Configurar teclado en español</text:span></text:p>
                  <text:p text:style-name="P82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7"><text:span text:style-name="T40"># </text:span><text:span text:style-name="T46">apt update</text:span><text:span text:style-name="T78"> #Actualizar o listado de paquetes dos repositorios (/etc/apt/sources.list, <text:s/>/etc/apt/sources.list.d/) <text:s text:c="120"/></text:span></text:p>
                              <text:p text:style-name="P133"><text:span text:style-name="T32"># </text:span><text:span text:style-name="T33">apt -y install </text:span><text:span text:style-name="T32">isc-dhcp-server</text:span><text:span text:style-name="T33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2"/>
            </text:list-item>
          </text:list>
        </text:list-item>
        <text:list-item>
          <text:p text:style-name="P25">Conectar no mesmo segmento de rede o portátil e os hosts do alumnado. </text:p>
          <text:list>
            <text:list-item>
              <text:p text:style-name="P7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5">Conectar o switch á regleta. </text:p>
            </text:list-item>
            <text:list-item>
              <text:p text:style-name="P26">Conectar o portátil ao switch.</text:p>
            </text:list-item>
            <text:list-item>
              <text:p text:style-name="P74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75"><text:span text:style-name="T9">Non conectar o switch á roseta da aula.</text:span></text:p>
              <text:p text:style-name="P27"/>
            </text:list-item>
          </text:list>
        </text:list-item>
        <text:list-item>
          <text:p text:style-name="P69"><text:span text:style-name="T6">P</text:span><text:span text:style-name="T2">ortátil:</text:span></text:p>
          <text:list>
            <text:list-item>
              <text:p text:style-name="P69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1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35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136"><text:span text:style-name="T29">$ </text:span><text:span text:style-name="T34">sudo su - </text:span><text:span text:style-name="T28">#Acceder á consola de root(administrador) a través dos permisos configurados co comando sudo (/etc/sudoers, visudo)</text:span><text:span text:style-name="T34"> </text:span><text:span text:style-name="T26"><text:s/></text:span></text:p>
                          <text:list>
                            <text:list-header>
                              <text:p text:style-name="P91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91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2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91"><text:span text:style-name="T47"># </text:span><text:span text:style-name="T46">ip addr add </text:span><text:span text:style-name="T47">10.10.10.10</text:span><text:span text:style-name="T46">/</text:span><text:span text:style-name="T47">8</text:span><text:span text:style-name="T46"> dev eth0 </text:span><text:span text:style-name="T78">#Configurar a tarxeta de rede eth0, coa IP: </text:span><text:span text:style-name="T84">10.10.10.10</text:span><text:span text:style-name="T78"> e máscara de subrede: 255.</text:span><text:span text:style-name="T84">0</text:span><text:span text:style-name="T78">.</text:span><text:span text:style-name="T84">0</text:span><text:span text:style-name="T78">.0</text:span></text:p>
                              <text:p text:style-name="P92"><text:span text:style-name="T73">#</text:span><text:span text:style-name="T40">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2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1611917720245" text:continue-numbering="true" text:style-name="L3">
        <text:list-item>
          <text:list>
            <text:list-item>
              <text:list>
                <text:list-item>
                  <text:p text:style-name="P76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8"><text:span text:style-name="T40"># </text:span><text:span text:style-name="T48">sed -i </text:span><text:span text:style-name="T152">‘</text:span><text:span text:style-name="T48">s/INTERFACES</text:span><text:span text:style-name="T53">v4</text:span><text:span text:style-name="T48">=</text:span><text:span text:style-name="T153">””</text:span><text:span text:style-name="T48">/INTERFACES</text:span><text:span text:style-name="T53">v4</text:span><text:span text:style-name="T48">=</text:span><text:span text:style-name="T153">”</text:span><text:span text:style-name="T48">eth0</text:span><text:span text:style-name="T153">”</text:span><text:span text:style-name="T48">/</text:span><text:span text:style-name="T152">‘</text:span><text:span text:style-name="T48"> /etc/default/isc-dhcp-</text:span><text:span text:style-name="T49">server</text:span><text:span text:style-name="T78"> #Cambiar a directiva </text:span><text:span text:style-name="T85">INTERFACES</text:span><text:span text:style-name="T78">. Esta directiva permítenos </text:span><text:span text:style-name="T85">indicar as interfaces de rede que estarán á escoita para o servizo DHCP.</text:span><text:span text:style-name="T78"> <text:s text:c="119"/></text:span></text:p>
                              <text:p text:style-name="P123"><text:span text:style-name="T130"># </text:span><text:span text:style-name="T131">echo -e </text:span><text:span text:style-name="T156">‘</text:span><text:span text:style-name="T131">#Taller-SR-Práctica</text:span><text:span text:style-name="T135">3</text:span></text:p>
                              <text:p text:style-name="P124"><text:span text:style-name="T131">subnet </text:span><text:span text:style-name="T132">10.</text:span><text:span text:style-name="T136">0</text:span><text:span text:style-name="T132">.</text:span><text:span text:style-name="T136">0</text:span><text:span text:style-name="T132">.0</text:span><text:span text:style-name="T131"> netmask 255.</text:span><text:span text:style-name="T132">0</text:span><text:span text:style-name="T131">.</text:span><text:span text:style-name="T132">0</text:span><text:span text:style-name="T131">.0 {</text:span></text:p>
                              <text:p text:style-name="P137"><text:span text:style-name="T131"><text:s text:c="3"/>range </text:span><text:span text:style-name="T132">10.10.10.100 10.10.10.120</text:span><text:span text:style-name="T131">;</text:span></text:p>
                              <text:p text:style-name="P138"><text:span text:style-name="T131"><text:s text:c="3"/>}</text:span><text:span text:style-name="T156">‘</text:span><text:span text:style-name="T131"> &gt;&gt; /</text:span><text:span text:style-name="T133">etc/dhcp/dhcpd.conf </text:span><text:span text:style-name="T101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1"><text:span text:style-name="T130"># </text:span><text:span text:style-name="T131">/</text:span><text:span text:style-name="T134">etc/init.d/isc-dhcp-server start </text:span><text:span text:style-name="T99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146"># </text:span><text:span text:style-name="T147">/</text:span><text:span text:style-name="T148">etc/init.d/isc-dhcp-server </text:span><text:span text:style-name="T149">status</text:span><text:span text:style-name="T99"> #</text:span><text:span text:style-name="T100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<draw:frame text:anchor-type="paragraph" draw:z-index="8" draw:name="Forma3_1" draw:style-name="gr1" draw:text-style-name="P157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29">Crear unha máquina virtual en cada equipo do alumnado coas seguintes características <text:span text:style-name="T145">(ver escenario)</text:span>:</text:p>
            </text:list-item>
          </text:list>
        </text:list-item>
      </text:list>
      <text:list xml:id="list2651389814" text:style-name="L4">
        <text:list-item>
          <text:list>
            <text:list-item>
              <text:list>
                <text:list-item>
                  <text:p text:style-name="P139">RAM ≥ 2048MB</text:p>
                </text:list-item>
                <text:list-item>
                  <text:p text:style-name="P139">CPU ≥ 2</text:p>
                </text:list-item>
                <text:list-item>
                  <text:p text:style-name="P139">PAE/NX habilitado</text:p>
                </text:list-item>
                <text:list-item>
                  <text:p text:style-name="P139">Rede: Soamente unha tarxeta activada en modo bridge (ponte)</text:p>
                </text:list-item>
                <text:list-item>
                  <text:p text:style-name="P139">ISO: Kali Live amd64</text:p>
                </text:list-item>
                <text:list-item>
                  <text:p text:style-name="P139">Nome: Practica1-Cliente-DHCP</text:p>
                </text:list-item>
              </text:list>
            </text:list-item>
          </text:list>
        </text:list-item>
      </text:list>
      <text:list xml:id="list151610746953415" text:continue-list="list151611917720245" text:style-name="L3">
        <text:list-item>
          <text:list>
            <text:list-item>
              <text:p text:style-name="P30">A<text:span text:style-name="T124">rrancar a máquina virtual.</text:span></text:p>
              <text:list>
                <text:list-header>
                  <text:p text:style-name="P86"/>
                </text:list-header>
              </text:list>
            </text:list-item>
          </text:list>
        </text:list-item>
        <text:list-item>
          <text:p text:style-name="P31">Hosts alumnado:</text:p>
          <text:list>
            <text:list-item>
              <text:p text:style-name="P32">Solicitar a configuración de rede. <text:span text:style-name="T125">Abrir unha consola e executar:</text:span></text:p>
              <text:list>
                <text:list-header>
                  <text:p text:style-name="P80">$ <text:span text:style-name="T65">setxkbmap es </text:span><text:span text:style-name="T66">#Configurar teclado en español</text:span></text:p>
                  <text:p text:style-name="P83">$ <text:span text:style-name="T39">sudo su - </text:span><text:span text:style-name="T72">#Acceder á consola de root(administrador) a través dos permisos configurados co comando sudo (/etc/sudoers, visudo)</text:span><text:span text:style-name="T39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><text:span text:style-name="T40"># </text:span><text:span text:style-name="T46">/etc/init.d/avahi-daemon stop</text:span><text:span text:style-name="T78"> #Parar o demo avahi-daemon(control resolución de nomes) para poder configurar de forma manual a configuración de rede e non ter conflicto con este demo.</text:span></text:p>
                              <text:p text:style-name="P94"><text:span text:style-name="T40"># </text:span><text:span text:style-name="T46">/etc/init.d/network-manager stop || pkill NetworkManager </text:span><text:span text:style-name="T7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5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03"><text:span text:style-name="T42"># </text:span><text:span text:style-name="T38">dhclient -v eth0</text:span><text:span text:style-name="T71"> #Solicitar configuración de rede para a NIC eth0 </text:span><text:span text:style-name="T82">a un servidor DHCP.</text:span></text:p>
                              <text:p text:style-name="P93"><text:span text:style-name="T40"># ip </text:span><text:span text:style-name="T43">addr</text:span><text:span text:style-name="T40"> </text:span><text:span text:style-name="T41">show eth0</text:span><text:span text:style-name="T73"> #</text:span><text:span text:style-name="T74">Amosar info</text:span><text:span text:style-name="T75">rmación</text:span><text:span text:style-name="T74"> sobre a NIC eth0.</text:span></text:p>
                              <text:p text:style-name="P11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<draw:frame text:anchor-type="paragraph" draw:z-index="7" draw:name="Forma3_4" draw:style-name="gr1" draw:text-style-name="P157" svg:width="0.477cm" svg:height="0.479cm" svg:x="7.495cm" svg:y="-0.007cm"><draw:text-box><text:p/></draw:text-box></draw:frame><text:span text:style-name="T124">A</text:span>visar ao docente para revisión. <text:s/></text:p>
            </text:list-item>
          </text:list>
        </text:list-item>
      </text:list>
      <text:p text:style-name="P21"/>
      <text:list xml:id="list151611654511035" text:continue-numbering="true" text:style-name="L3">
        <text:list-item>
          <text:p text:style-name="P33">Modificar a configuración do servidor DHCP:</text:p>
          <text:list>
            <text:list-item>
              <text:p text:style-name="P37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38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0"># </text:span><text:span text:style-name="T46">A=$(grep -n </text:span><text:span text:style-name="T50">range</text:span><text:span text:style-name="T46"> /etc/</text:span><text:span text:style-name="T50">dhcp/dhcpd</text:span><text:span text:style-name="T46">.conf | cut -d':' -f1 | xargs | </text:span><text:span text:style-name="T50">\ <text:s text:c="10"/></text:span><text:span text:style-name="T46">awk '{print $NF}') </text:span><text:span text:style-name="T86">#Atopar a liña onde aparece o patrón buscado (</text:span><text:span text:style-name="T87">range</text:span><text:span text:style-name="T86">) no ficheiro </text:span><text:span text:style-name="T87">de configuración </text:span><text:span text:style-name="T86">/etc/</text:span><text:span text:style-name="T87">dhcp/dhcpd.conf </text:span><text:span text:style-name="T86">e gardalo na variable A</text:span></text:p>
                              <text:p text:style-name="P99"><text:span text:style-name="T51"># </text:span><text:span text:style-name="T46">sed -i </text:span><text:span text:style-name="T154">“</text:span><text:span text:style-name="T46">${A}a\</text:span><text:span text:style-name="T50">option domain-name-</text:span><text:span text:style-name="T46">server</text:span><text:span text:style-name="T50">s 1.1.1.1, 8.8.8.8, 8.8.4.4;</text:span><text:span text:style-name="T155">”</text:span><text:span text:style-name="T46"> </text:span><text:span text:style-name="T50">\</text:span><text:span text:style-name="T46"> /etc/</text:span><text:span text:style-name="T50">dhcp/dhcpd.conf</text:span><text:span text:style-name="T46"> </text:span><text:span text:style-name="T78">#</text:span><text:span text:style-name="T87">Engadir a directiva option domain-name-servers dentro do ámbito subnet, logo da directiva range, no arquivo de configuración /etc/dhcp/dhcpd.conf</text:span></text:p>
                              <text:p text:style-name="P106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1610468969652" text:continue-numbering="true" text:style-name="L3">
        <text:list-item>
          <text:list>
            <text:list-item>
              <text:list>
                <text:list-item>
                  <text:p text:style-name="P77">Hosts alumnado: Executar nunha consola,</text:p>
                  <text:p text:style-name="P43"><text:span text:style-name="T165"># </text:span><text:span text:style-name="T167">cat /etc/resolv.conf</text:span><text:span text:style-name="T178"> #</text:span><text:span text:style-name="T179">Ver o contido do ficheiro /etc/resolv.conf, o cal contén a configuración os servidores DNS a empregar para a resolución de nomes.</text:span></text:p>
                  <text:p text:style-name="P43"><text:span text:style-name="T165"># </text:span><text:span text:style-name="T168">dhclient -v eth0 </text:span><text:span text:style-name="T180">#Solicitar configuración de rede para a NIC eth0 </text:span><text:span text:style-name="T178">a un servidor DHCP.</text:span></text:p>
                  <text:p text:style-name="P65"><text:span text:style-name="T42"># </text:span><text:span text:style-name="T52">cat /etc/resolv.conf</text:span><text:span text:style-name="T82"> #</text:span><text:span text:style-name="T88">Ver o contido do ficheiro /etc/resolv.conf, o cal contén a configuración os servidores DNS a empregar para a resolución de nomes.</text:span></text:p>
                </text:list-item>
                <text:list-item>
                  <text:p text:style-name="P49">Cal é o contido <text:s/>final do arquivo<text:span text:style-name="T169"> /etc/resolv.conf</text:span>? <text:span text:style-name="T209">Que indican as últimas 3 liñas do arquivo?</text:span></text:p>
                </text:list-item>
              </text:list>
            </text:list-item>
            <text:list-item>
              <text:p text:style-name="P50"><text:span text:style-name="T187">Directiva </text:span><text:a xlink:type="simple" xlink:href="https://www.fpgenred.es/DHCP/option_routers.html" text:style-name="Internet_20_link" text:visited-style-name="Visited_20_Internet_20_Link"><text:span text:style-name="T188">option routers</text:span></text:a><text:span text:style-name="T187">: Especificar a porta de enlace (gateway).</text:span></text:p>
              <text:list>
                <text:list-item>
                  <text:p text:style-name="P39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40"># </text:span><text:span text:style-name="T58">A</text:span><text:span text:style-name="T46">=$(grep -n </text:span><text:span text:style-name="T58">domain-name-servers</text:span><text:span text:style-name="T46"> /etc/</text:span><text:span text:style-name="T50">dhcp/dhcpd</text:span><text:span text:style-name="T46">.conf | cut -d':' -f1 | xargs |</text:span><text:span text:style-name="T50">\ <text:s text:c="10"/></text:span><text:span text:style-name="T46">awk '{print $NF}') </text:span><text:span text:style-name="T86">#Atopar a liña onde aparece o patrón buscado (</text:span><text:span text:style-name="T91">domain-name-servers</text:span><text:span text:style-name="T86">) no ficheiro </text:span><text:span text:style-name="T87">de configuración </text:span><text:span text:style-name="T86">/etc/</text:span><text:span text:style-name="T87">dhcp/dhcpd.conf </text:span><text:span text:style-name="T86">e gardalo na variable A</text:span></text:p>
                              <text:p text:style-name="P100"><text:span text:style-name="T51"># </text:span><text:span text:style-name="T46">sed -i </text:span><text:span text:style-name="T154">“</text:span><text:span text:style-name="T46">${A}a\</text:span><text:span text:style-name="T50">option </text:span><text:span text:style-name="T59">routers</text:span><text:span text:style-name="T50"> 1</text:span><text:span text:style-name="T59">0.1.1.1</text:span><text:span text:style-name="T50">;</text:span><text:span text:style-name="T155">”</text:span><text:span text:style-name="T46"> /etc/</text:span><text:span text:style-name="T50">dhcp/dhcpd.conf</text:span><text:span text:style-name="T46"> </text:span><text:span text:style-name="T78">#</text:span><text:span text:style-name="T87">Engadir a directiva option </text:span><text:span text:style-name="T92">routers</text:span><text:span text:style-name="T87"> dentro do ámbito subnet, logo da directiva </text:span><text:span text:style-name="T92">domain-name-servers</text:span><text:span text:style-name="T87">, no arquivo de configuración /etc/dhcp/dhcpd.conf</text:span></text:p>
                              <text:p text:style-name="P107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4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"><text:span text:style-name="T42"># </text:span><text:span text:style-name="T60">ip route </text:span><text:span text:style-name="T82">#</text:span><text:span text:style-name="T88">Ver </text:span><text:span text:style-name="T93">a táboa de rutas do sistema.</text:span></text:p>
                              <text:p text:style-name="P104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          <text:p text:style-name="P104"><text:span text:style-name="T42"># </text:span><text:span text:style-name="T60">ip route</text:span><text:span text:style-name="T93"> </text:span><text:span text:style-name="T82">#</text:span><text:span text:style-name="T88">Ver </text:span><text:span text:style-name="T93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Cal é a saída do último comando <text:span text:style-name="T169">ip route</text:span>? Que indica a primeira liña?</text:p>
                </text:list-item>
              </text:list>
            </text:list-item>
            <text:list-item>
              <text:p text:style-name="P34"><text:span text:style-name="T189">Directiva</text:span><text:span text:style-name="T190">s</text:span><text:span text:style-name="T189"> </text:span><text:a xlink:type="simple" xlink:href="https://www.fpgenred.es/DHCP/host.html" text:style-name="Internet_20_link" text:visited-style-name="Visited_20_Internet_20_Link"><text:span text:style-name="T189">host</text:span></text:a><text:span text:style-name="T189">, </text:span><text:a xlink:type="simple" xlink:href="https://www.fpgenred.es/DHCP/hardware.html" text:style-name="Internet_20_link" text:visited-style-name="Visited_20_Internet_20_Link"><text:span text:style-name="T190">hardware</text:span></text:a><text:span text:style-name="T190"> e </text:span><text:a xlink:type="simple" xlink:href="https://www.fpgenred.es/DHCP/fixedaddress.html" text:style-name="Internet_20_link" text:visited-style-name="Visited_20_Internet_20_Link"><text:span text:style-name="T190">fixed-address</text:span></text:a><text:span text:style-name="T189">: Especificar configuración </text:span><text:span text:style-name="T190">estática </text:span><text:span text:style-name="T189">de rede para un determinado host </text:span><text:span text:style-name="T190">según a súa dirección MAC.</text:span></text:p>
              <text:list>
                <text:list-item>
                  <text:p text:style-name="P40">Portátil: Executar nunha consola. <text:span text:style-name="T194">NOTA: Cambiar na seguinte configuración as MAC Address polas dos vosos hosts. </text:span><text:span text:style-name="T195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5"><text:span text:style-name="T130"># </text:span><text:span text:style-name="T131">echo -e </text:span><text:span text:style-name="T156">‘</text:span><text:span text:style-name="T138">host E</text:span><text:span text:style-name="T137">quipoA-Practicas-Taller-SR {</text:span></text:p>
                              <text:p text:style-name="P117">hardware <text:span text:style-name="T192">ethernet </text:span><text:span text:style-name="T191">01:02:03:04:05:06; </text:span><text:span text:style-name="T67">#Dirección MAC do host </text:span><text:span text:style-name="T68">EquipoA-Practicas-Taller-SR</text:span></text:p>
                              <text:p text:style-name="P111"><text:span text:style-name="T38">fixed-address 10.10.10.222; </text:span><text:span text:style-name="T96">#Indicar a dirección IP estática a conceder</text:span></text:p>
                              <text:p text:style-name="P114"><text:span text:style-name="T38">}</text:span><text:span text:style-name="T155">’ &gt;&gt; </text:span><text:span text:style-name="T46">/etc/</text:span><text:span text:style-name="T50">dhcp/dhcpd.conf</text:span><text:span text:style-name="T46"> </text:span><text:span text:style-name="T78">#</text:span><text:span text:style-name="T87">Engadir </text:span><text:span text:style-name="T71">o bloque host coa súa correspondente configuración </text:span><text:span text:style-name="T94">ao final d</text:span><text:span text:style-name="T95">o</text:span><text:span text:style-name="T87"> arquivo de configuración /etc/dhcp/dhcpd.conf</text:span></text:p>
                              <text:p text:style-name="P126"><text:span text:style-name="T130"># </text:span><text:span text:style-name="T131">echo -e </text:span><text:span text:style-name="T156">‘</text:span><text:span text:style-name="T138">host E</text:span><text:span text:style-name="T137">quipo</text:span><text:span text:style-name="T139">B</text:span><text:span text:style-name="T137">-Practicas-Taller-SR {</text:span></text:p>
                              <text:p text:style-name="P118">hardware <text:span text:style-name="T192">ethernet </text:span><text:span text:style-name="T191">0</text:span><text:span text:style-name="T193">7</text:span><text:span text:style-name="T191">:0</text:span><text:span text:style-name="T193">8</text:span><text:span text:style-name="T191">:0</text:span><text:span text:style-name="T193">9</text:span><text:span text:style-name="T191">:</text:span><text:span text:style-name="T193">0A</text:span><text:span text:style-name="T191">:0</text:span><text:span text:style-name="T193">B</text:span><text:span text:style-name="T191">:0</text:span><text:span text:style-name="T193">C</text:span><text:span text:style-name="T191">; </text:span><text:span text:style-name="T67">#Dirección MAC do host </text:span><text:span text:style-name="T68">Equipo</text:span><text:span text:style-name="T69">B</text:span><text:span text:style-name="T68">-Practicas-Taller-SR</text:span></text:p>
                              <text:p text:style-name="P112"><text:span text:style-name="T38">fixed-address 10.10.10.22</text:span><text:span text:style-name="T61">3</text:span><text:span text:style-name="T38">; </text:span><text:span text:style-name="T96">#Indicar a dirección IP estática a conceder</text:span></text:p>
                              <text:p text:style-name="P115"><text:span text:style-name="T181">}’ &gt;&gt; </text:span><text:span text:style-name="T182">/etc/</text:span><text:span text:style-name="T181">dhcp/dhcpd.conf</text:span><text:span text:style-name="T78"> #</text:span><text:span text:style-name="T87">Engadir o bloque host coa súa correspondente configuración </text:span><text:span text:style-name="T94">ao final d</text:span><text:span text:style-name="T95">o</text:span><text:span text:style-name="T87"> arquivo de configuración /etc/dhcp/dhcpd.conf</text:span></text:p>
                              <text:p text:style-name="P108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 </text:span></text:p>
                              <text:p text:style-name="P105"><text:span text:style-name="T42"># </text:span><text:span text:style-name="T38">dhclient -v eth0</text:span><text:span text:style-name="T71"> #Solicitar configuración de rede para a NIC eth0 </text:span><text:span text:style-name="T82">a un servidor DHCP.</text:span></text:p>
                              <text:p text:style-name="P96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pan text:style-name="T189">Directiva</text:span><text:span text:style-name="T190">s</text:span><text:span text:style-name="T189"> </text:span><text:a xlink:type="simple" xlink:href="https://www.fpgenred.es/DHCP/host.html" text:style-name="Internet_20_link" text:visited-style-name="Visited_20_Internet_20_Link"><text:span text:style-name="T189">host</text:span></text:a><text:span text:style-name="T189">, </text:span><text:a xlink:type="simple" xlink:href="https://www.fpgenred.es/DHCP/defaultleasetime.html" text:style-name="Internet_20_link" text:visited-style-name="Visited_20_Internet_20_Link"><text:span text:style-name="T201">default-lease-time</text:span></text:a><text:span text:style-name="T201">, </text:span><text:a xlink:type="simple" xlink:href="https://www.fpgenred.es/DHCP/maxleasetime.html" text:style-name="Internet_20_link" text:visited-style-name="Visited_20_Internet_20_Link"><text:span text:style-name="T201">max-lease-time</text:span></text:a><text:span text:style-name="T189">: Especificar </text:span><text:span text:style-name="T201">marcando os tempos de concesión a </text:span><text:span text:style-name="T189">configuración </text:span><text:span text:style-name="T190">estática </text:span><text:span text:style-name="T189">de rede para un determinado host </text:span><text:span text:style-name="T190">según a súa dirección MAC.</text:span></text:p>
              <text:list>
                <text:list-item>
                  <text:p text:style-name="P41">Portátil: Executar nunha consola. <text:span text:style-name="T194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"><text:span text:style-name="T130"># </text:span><text:span text:style-name="T140">A=$(wc -l /etc/dhcp/dhcpd.conf | awk '{print $1}') </text:span><text:span text:style-name="T102">#Atopar a ú</text:span><text:span text:style-name="T104">ltima </text:span><text:span text:style-name="T102">liña </text:span><text:span text:style-name="T104">d</text:span><text:span text:style-name="T102">o ficheiro </text:span><text:span text:style-name="T103">de configuración </text:span><text:span text:style-name="T102">/etc/</text:span><text:span text:style-name="T103">dhcp/dhcpd.conf </text:span><text:span text:style-name="T102">e gardalo </text:span><text:span text:style-name="T104">número de liña </text:span><text:span text:style-name="T102">na variable A</text:span></text:p>
                              <text:p text:style-name="P128"><text:span text:style-name="T140"># sed -i </text:span><text:span text:style-name="T157">“</text:span><text:span text:style-name="T141">${A}</text:span><text:span text:style-name="T140">s/}/default-lease-time 30;</text:span><text:span text:style-name="T143">\n</text:span><text:span text:style-name="T140">max-lease-time 60;</text:span><text:span text:style-name="T143">\n</text:span><text:span text:style-name="T144">}</text:span><text:span text:style-name="T140">/</text:span><text:span text:style-name="T158">”</text:span><text:span text:style-name="T141"> /etc/</text:span><text:span text:style-name="T142">dhcp/dhcpd.conf</text:span><text:span text:style-name="T105"> </text:span><text:span text:style-name="T140"><text:s/></text:span><text:span text:style-name="T104">#</text:span><text:span text:style-name="T107">Engadir na sección host do equipo B o t</text:span><text:span text:style-name="T104">empo por defecto de concesión </text:span><text:span text:style-name="T106">da </text:span><text:span text:style-name="T104">configuración: </text:span><text:span text:style-name="T106">30s </text:span><text:span text:style-name="T107">e o t</text:span><text:span text:style-name="T104">empo máximo de concesión da configuración: </text:span><text:span text:style-name="T106">60s</text:span></text:p>
                              <text:p text:style-name="P109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Hosts alumnado: </text:p>
                  <text:list>
                    <text:list-item>
                      <text:p text:style-name="P46">Executar nunha consola,</text:p>
                      <text:p text:style-name="P47"><text:span text:style-name="T162"># ip </text:span><text:span text:style-name="T164">addr</text:span><text:span text:style-name="T162"> </text:span><text:span text:style-name="T163">show eth0</text:span><text:span text:style-name="T162"> </text:span><text:span text:style-name="T174">#</text:span><text:span text:style-name="T175">Amosar info</text:span><text:span text:style-name="T176">rmación</text:span><text:span text:style-name="T175"> sobre a NIC eth0. </text:span></text:p>
                      <text:p text:style-name="P66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</text:list-item>
                    <text:list-item>
                      <text:p text:style-name="P52">Antes de 30s executar <text:span text:style-name="T203">o seguinte comando </text:span>na consola anterior:</text:p>
                      <text:p text:style-name="P52"><text:span text:style-name="T162"># ip </text:span><text:span text:style-name="T164">addr</text:span><text:span text:style-name="T162"> </text:span><text:span text:style-name="T163">show eth0</text:span><text:span text:style-name="T162"> </text:span><text:span text:style-name="T174">#</text:span><text:span text:style-name="T175">Amosar info</text:span><text:span text:style-name="T176">rmación</text:span><text:span text:style-name="T175"> sobre a NIC eth0. </text:span></text:p>
                    </text:list-item>
                    <text:list-item>
                      <text:p text:style-name="P53"><text:soft-page-break/><text:s/><text:span text:style-name="T203">Executar de novo:</text:span></text:p>
                      <text:p text:style-name="P67"><text:span text:style-name="T42"># </text:span><text:span text:style-name="T51">dhclient -v eth0 </text:span><text:span text:style-name="T86">#Solicitar configuración de rede para a NIC eth0 </text:span><text:span text:style-name="T82">a un servidor DHCP.</text:span></text:p>
                    </text:list-item>
                    <text:list-item>
                      <text:p text:style-name="P53"><text:s/><text:span text:style-name="T203">Esperar 120s e executar:</text:span></text:p>
                      <text:p text:style-name="P67"><text:span text:style-name="T40"># ip </text:span><text:span text:style-name="T43">addr</text:span><text:span text:style-name="T40"> </text:span><text:span text:style-name="T41">show eth0</text:span><text:span text:style-name="T40"> </text:span><text:span text:style-name="T73">#</text:span><text:span text:style-name="T74">Amosar info</text:span><text:span text:style-name="T75">rmación</text:span><text:span text:style-name="T74"> sobre a NIC eth0.</text:span></text:p>
                    </text:list-item>
                    <text:list-item>
                      <text:p text:style-name="P53"><text:s/><text:span text:style-name="T204">Existe algunha diferencia tras a execución no host B comparada co resto dos hosts (A e C). Notades algunha</text:span><text:span text:style-name="T203"> diferencia </text:span><text:span text:style-name="T204">tras a execución </text:span><text:span text:style-name="T203">entre os puntos anteriores (2) e (4)?</text:span><text:span text:style-name="T178"> <text:s text:c="2"/></text:span><text:span text:style-name="T175"><text:s/></text:span></text:p>
                    </text:list-item>
                  </text:list>
                </text:list-item>
              </text:list>
            </text:list-item>
            <text:list-item>
              <text:p text:style-name="P55"><draw:frame text:anchor-type="paragraph" draw:z-index="9" draw:name="Forma3_0" draw:style-name="gr1" draw:text-style-name="P157" svg:width="0.477cm" svg:height="0.479cm" svg:x="7.495cm" svg:y="-0.049cm"><draw:text-box><text:p/></draw:text-box></draw:frame><draw:frame text:anchor-type="paragraph" draw:z-index="11" draw:name="Forma3_3" draw:style-name="gr1" draw:text-style-name="P157" svg:width="0.477cm" svg:height="0.479cm" svg:x="8.818cm" svg:y="11.381cm"><draw:text-box><text:p/></draw:text-box></draw:frame><text:span text:style-name="T124">A</text:span><text:span text:style-name="T123">visar ao docente para revisión.</text:span> </text:p>
            </text:list-item>
            <text:list-item>
              <text:p text:style-name="P36"><text:span text:style-name="T205">Declaración ámbito</text:span><text:span text:style-name="T189"> </text:span><text:a xlink:type="simple" xlink:href="https://www.fpgenred.es/DHCP/host.html" text:style-name="Internet_20_link" text:visited-style-name="Visited_20_Internet_20_Link"><text:span text:style-name="T189">host</text:span></text:a><text:span text:style-name="T189">: Especificar </text:span><text:span text:style-name="T205">unha </text:span><text:span text:style-name="T189">configuración </text:span><text:span text:style-name="T190">estática </text:span><text:span text:style-name="T189">de rede para un determinado host</text:span><text:span text:style-name="T190">.</text:span></text:p>
              <text:list>
                <text:list-item>
                  <text:p text:style-name="P42">Portátil: Executar nunha consola. <text:span text:style-name="T194">NOTA: Cambiar na seguinte configuración a MAC Address <text:s/></text:span><text:span text:style-name="T195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9"><text:span text:style-name="T130"># </text:span><text:span text:style-name="T131">echo -e </text:span><text:span text:style-name="T156">‘</text:span><text:span text:style-name="T138">host E</text:span><text:span text:style-name="T137">quipoA-Practicas-Taller-SR {</text:span></text:p>
                              <text:p text:style-name="P119">hardware <text:span text:style-name="T192">ethernet </text:span><text:span text:style-name="T191">01:02:03:04:05:06; </text:span><text:span text:style-name="T67">#Dirección MAC do host </text:span><text:span text:style-name="T68">EquipoA-Practicas-Taller-SR</text:span></text:p>
                              <text:p text:style-name="P113"><text:span text:style-name="T38">fixed-address 10.10.10.222; </text:span><text:span text:style-name="T96">#Indicar a dirección IP estática a conceder</text:span></text:p>
                              <text:p text:style-name="P101"><text:span text:style-name="T50">option domain-name-</text:span><text:span text:style-name="T46">server</text:span><text:span text:style-name="T50">s 1.1.1.1, 8.8.</text:span><text:span text:style-name="T62">4.4</text:span><text:span text:style-name="T50">;</text:span><text:span text:style-name="T87"> </text:span><text:span text:style-name="T97">#Indicar servidores DNS</text:span></text:p>
                              <text:p text:style-name="P102"><text:span text:style-name="T50">option </text:span><text:span text:style-name="T59">routers</text:span><text:span text:style-name="T50"> 1</text:span><text:span text:style-name="T59">0.</text:span><text:span text:style-name="T63">220</text:span><text:span text:style-name="T59">.</text:span><text:span text:style-name="T63">220</text:span><text:span text:style-name="T59">.1</text:span><text:span text:style-name="T50">;</text:span><text:span text:style-name="T87"> </text:span><text:span text:style-name="T98">#Indicar a porta de enlace(gateway)</text:span></text:p>
                              <text:p text:style-name="P130"><text:span text:style-name="T140">default-lease-time 30; </text:span><text:span text:style-name="T111">#Indicar 30s o tempo por defecto de concesión;</text:span></text:p>
                              <text:p text:style-name="P120"><text:span text:style-name="T206">max-lease-time 60; </text:span><text:span text:style-name="T70">#Indica 60s o tempo máximo de concesión;</text:span></text:p>
                              <text:p text:style-name="P129"><text:span text:style-name="T137">}</text:span><text:span text:style-name="T158">’ &gt;&gt; </text:span><text:span text:style-name="T141">/etc/</text:span><text:span text:style-name="T142">dhcp/dhcpd.conf</text:span><text:span text:style-name="T141"> </text:span><text:span text:style-name="T105">#</text:span><text:span text:style-name="T103">Engadir </text:span><text:span text:style-name="T110">o bloque host coa súa correspondente configuración </text:span><text:span text:style-name="T108">ao final d</text:span><text:span text:style-name="T109">o</text:span><text:span text:style-name="T103"> arquivo de configuración /etc/dhcp/dhcpd.conf</text:span></text:p>
                              <text:p text:style-name="P110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89">#</text:span><text:span text:style-name="T90">Reniciar</text:span><text:span text:style-name="T89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<text:span text:style-name="T207"> </text:span>alumnado: </text:p>
                  <text:list>
                    <text:list-item>
                      <text:p text:style-name="P48"><text:s/>Executar nunha consola,</text:p>
                      <text:p text:style-name="P48"><text:span text:style-name="T162"># ip </text:span><text:span text:style-name="T164">addr</text:span><text:span text:style-name="T162"> </text:span><text:span text:style-name="T163">show eth0</text:span><text:span text:style-name="T162"> </text:span><text:span text:style-name="T174">#</text:span><text:span text:style-name="T175">Amosar info</text:span><text:span text:style-name="T176">rmación</text:span><text:span text:style-name="T175"> sobre a NIC eth0. </text:span></text:p>
                      <text:p text:style-name="P48"><text:span text:style-name="T165"># </text:span><text:span text:style-name="T166">dhclient -v eth0</text:span><text:span text:style-name="T177"> #Solicitar configuración de rede para a NIC eth0 </text:span><text:span text:style-name="T178">a un servidor DHCP.</text:span></text:p>
                      <text:p text:style-name="P48"><text:span text:style-name="T162"># ip </text:span><text:span text:style-name="T164">addr</text:span><text:span text:style-name="T162"> </text:span><text:span text:style-name="T163">show eth0</text:span><text:span text:style-name="T162"> </text:span><text:span text:style-name="T174">#</text:span><text:span text:style-name="T175">Amosar info</text:span><text:span text:style-name="T176">rmación</text:span><text:span text:style-name="T175"> sobre a NIC eth0.</text:span></text:p>
                    </text:list-item>
                    <text:list-item>
                      <text:p text:style-name="P54"><text:s/><text:span text:style-name="T204">Existe algunha diferencia tras a execución <text:s/></text:span><text:span text:style-name="T208">do punto (1) </text:span><text:span text:style-name="T204">no host </text:span><text:span text:style-name="T208">A</text:span><text:span text:style-name="T204"> comparada co resto dos hosts (</text:span><text:span text:style-name="T208">B</text:span><text:span text:style-name="T204"> e C)? </text:span><text:span text:style-name="T208">Razoa a resposta.</text:span></text:p>
                    </text:list-item>
                    <text:list-item>
                      <text:p text:style-name="P56">Avisar ao docente para revisión.</text:p>
                    </text:list-item>
                  </text:list>
                </text:list-item>
              </text:list>
              <text:p text:style-name="P63"/>
            </text:list-item>
          </text:list>
        </text:list-item>
        <text:list-item>
          <text:p text:style-name="P57">Contesta e razoa brevemente:</text:p>
          <text:list>
            <text:list-item>
              <text:p text:style-name="P58"><text:span text:style-name="T197">Elimina a</text:span><text:span text:style-name="T202">s</text:span><text:span text:style-name="T197"> sección</text:span><text:span text:style-name="T202">s</text:span><text:span text:style-name="T197"> host do arquivo de configuración </text:span><text:span text:style-name="T170">/etc/dhcp/dhcpd.conf</text:span><text:span text:style-name="T197"> <text:s/></text:span><text:span text:style-name="T198">e reinicia o servizo. Realiza de novo o</text:span><text:span text:style-name="T196"> apartado (6.c) </text:span><text:span text:style-name="T199">pero sen </text:span><text:span text:style-name="T196">cambia</text:span><text:span text:style-name="T199">r</text:span><text:span text:style-name="T196"> as MAC Address pola dos vosos hosts. </text:span><text:span text:style-name="T199">Que</text:span><text:span text:style-name="T196"> acontece? Sodes quen de recibir a configuración de rede declarada na sección host? Razoa a resposta.</text:span></text:p>
            </text:list-item>
            <text:list-item>
              <text:p text:style-name="P59"><text:span text:style-name="T197">Elimina a</text:span><text:span text:style-name="T202">s</text:span><text:span text:style-name="T197"> sección</text:span><text:span text:style-name="T202">s</text:span><text:span text:style-name="T197"> host do arquivo de configuración </text:span><text:span text:style-name="T170">/etc/dhcp/dhcpd.conf</text:span><text:span text:style-name="T197"> <text:s/></text:span><text:span text:style-name="T198">e reinicia o servizo. Realiza de novo o</text:span><text:span text:style-name="T196"> apartado (6.c), </text:span><text:span text:style-name="T200">cambiando </text:span><text:span text:style-name="T196">as MAC Address pola dos vosos hosts </text:span><text:span text:style-name="T200">pero sen escribir a directiva </text:span><text:span text:style-name="T171">hardware</text:span><text:span text:style-name="T196">. </text:span><text:span text:style-name="T199">Que</text:span><text:span text:style-name="T196"> acontece? Sodes quen de recibir a configuración de rede declarada na sección host? </text:span><text:span text:style-name="T210">Recibides outra configuración? Recibides a configuración declarada na sección </text:span><text:span text:style-name="T173">subnet</text:span><text:span text:style-name="T210">?</text:span></text:p>
            </text:list-item>
            <text:list-item>
              <text:p text:style-name="P60"><text:span text:style-name="T197">Elimina a</text:span><text:span text:style-name="T202">s</text:span><text:span text:style-name="T197"> sección</text:span><text:span text:style-name="T202">s</text:span><text:span text:style-name="T197"> host do arquivo de configuración </text:span><text:span text:style-name="T170">/etc/dhcp/dhcpd.conf</text:span><text:span text:style-name="T197"> <text:s/></text:span><text:span text:style-name="T198">e reinicia o servizo. Realiza de novo o</text:span><text:span text:style-name="T196"> apartado (6.c), </text:span><text:span text:style-name="T200">cambiando </text:span><text:span text:style-name="T196">as MAC Address pola dos vosos hosts </text:span><text:span text:style-name="T200">pero sen escribir a directiva </text:span><text:span text:style-name="T172">fixed-address</text:span><text:span text:style-name="T196">. </text:span><text:span text:style-name="T199">Que</text:span><text:span text:style-name="T196"> acontece? Sodes quen de recibir </text:span><text:span text:style-name="T211">unha IP </text:span><text:span text:style-name="T196">declarada na sección host </text:span><text:span text:style-name="T211">ou recibides unha IP declarada na sección </text:span><text:span text:style-name="T173">subnet</text:span><text:span text:style-name="T210">?</text:span></text:p>
            </text:list-item>
            <text:list-item>
              <text:p text:style-name="P61"><draw:frame text:anchor-type="paragraph" draw:z-index="10" draw:name="Forma3_2" draw:style-name="gr1" draw:text-style-name="P157" svg:width="0.477cm" svg:height="0.479cm" svg:x="11.464cm" svg:y="0.012cm"><draw:text-box><text:p/></draw:text-box></draw:frame><text:span text:style-name="T114">A</text:span><text:span text:style-name="T113">visar ao docente para a entrega e revisión da práctica. </text:span></text:p>
              <text:p text:style-name="P64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6T15:16:08.574667994</meta:creation-date>
    <meta:editing-duration>PT20S</meta:editing-duration>
    <meta:generator>LibreOffice/7.0.4.2$Linux_X86_64 LibreOffice_project/00$Build-2</meta:generator>
    <dc:subject>Práctica 3</dc:subject>
    <dc:title>Taller - SR</dc:title>
    <dc:date>2022-09-26T15:16:09.865585937</dc:date>
    <meta:document-statistic meta:table-count="2" meta:image-count="3" meta:object-count="0" meta:page-count="5" meta:paragraph-count="177" meta:word-count="2123" meta:character-count="14423" meta:non-whitespace-character-count="121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